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number-columns-repeated="2"/>
          <table:table-cell table:style-name="ce1" office:value-type="string" calcext:value-type="string">
            <text:p>featuretype</text:p>
          </table:table-cell>
          <table:table-cell table:style-name="ce1" office:value-type="string" calcext:value-type="string">
            <text:p>ecv</text:p>
          </table:table-cell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uncertainty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sustainability</text:p>
          </table:table-cell>
          <table:table-cell table:style-name="ce1" office:value-type="string" calcext:value-type="string">
            <text:p>network DB</text:p>
          </table:table-cell>
          <table:table-cell table:style-name="ce1" office:value-type="string" calcext:value-type="string">
            <text:p>subnetwork DB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TRIS</text:p>
          </table:table-cell>
          <table:table-cell table:number-columns-repeated="2"/>
          <table:table-cell office:value-type="string" calcext:value-type="string">
            <text:p>surfa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RIS</text:p>
          </table:table-cell>
          <table:table-cell table:number-columns-repeated="2"/>
          <table:table-cell office:value-type="string" calcext:value-type="string">
            <text:p>profi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TRIS</text:p>
          </table:table-cell>
          <table:table-cell table:number-columns-repeated="2"/>
          <table:table-cell office:value-type="string" calcext:value-type="string">
            <text:p>colum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T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NET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D-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EROCA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ERONET</text:p>
          </table:table-cell>
          <table:table-cell office:value-type="string" calcext:value-type="string">
            <text:p>AEROC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RONET/PHOTON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ERONET</text:p>
          </table:table-cell>
          <table:table-cell office:value-type="string" calcext:value-type="string">
            <text:p>PHOTO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SNET/CSI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ERONET</text:p>
          </table:table-cell>
          <table:table-cell office:value-type="string" calcext:value-type="string">
            <text:p>CSIR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INE/LALI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ALINET-A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eDAS</text:p>
          </table:table-cell>
          <table:table-cell table:number-columns-repeated="4"/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MeD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GO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G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R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SRN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MoN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PM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RS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S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ST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-AMDAR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W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A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RLINET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arli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EP</text:p>
          </table:table-cell>
          <table:table-cell table:number-columns-repeated="4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P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EUREF</text:p>
          </table:table-cell>
          <table:table-cell table:number-columns-repeated="4"/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EURE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ROSKYRAD</text:p>
          </table:table-cell>
          <table:table-cell table:number-columns-repeated="4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roSkyR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UX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lux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WPF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W GA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WPF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W PF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SMET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S-M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AN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GRU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S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GOS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OS (including InGOS)</text:p>
          </table:table-cell>
          <table:table-cell table:number-columns-repeated="2"/>
          <table:table-cell office:value-type="string" calcext:value-type="string">
            <text:p>In situ &amp; tower</text:p>
          </table:table-cell>
          <table:table-cell office:value-type="string" calcext:value-type="string">
            <text:p>CO, CO2, CH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DAF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D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GS</text:p>
          </table:table-cell>
          <table:table-cell table:number-columns-repeated="4"/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I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ROV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RO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ON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O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PLn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L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WRnet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WR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NDACC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AC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ES-AGAGE-SOGE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G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profiles</text:p>
          </table:table-cell>
          <table:table-cell office:value-type="string" calcext:value-type="string">
            <text:p>W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profiles</text:p>
          </table:table-cell>
          <table:table-cell office:value-type="string" calcext:value-type="string">
            <text:p>O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column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in-situ</text:p>
          </table:table-cell>
          <table:table-cell office:value-type="string" calcext:value-type="string">
            <text:p>O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aircraft</text:p>
          </table:table-cell>
          <table:table-cell office:value-type="string" calcext:value-type="string">
            <text:p>O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flask aircraf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in situ t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in situ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AA – ESRL</text:p>
          </table:table-cell>
          <table:table-cell table:number-columns-repeated="2"/>
          <table:table-cell office:value-type="string" calcext:value-type="string">
            <text:p>fl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S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PS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RAMCES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RAOB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O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BS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S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IPPS CO2 Program</text:p>
          </table:table-cell>
          <table:table-cell table:number-columns-repeated="3"/>
          <table:table-cell office:value-type="string" calcext:value-type="string">
            <text:p>CO, CO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cripps CO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Z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O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SKY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EAR</text:p>
          </table:table-cell>
          <table:table-cell table:number-columns-repeated="3"/>
          <table:table-cell office:value-type="string" calcext:value-type="string">
            <text:p>T&amp;q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OMINET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OMI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RA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RFR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C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C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LNET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OLN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CR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C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UDC</text:p>
          </table:table-cell>
          <table:table-cell table:number-columns-repeated="4"/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OUDC</text:p>
          </table:table-cell>
          <table:table-cell table:number-columns-repeated="101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J6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0:45:17.5846596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1:23:56.472409757</meta:creation-date>
    <dc:date>2016-06-14T11:34:43.353977737</dc:date>
    <meta:editing-duration>PT3H30M</meta:editing-duration>
    <meta:editing-cycles>45</meta:editing-cycles>
    <meta:generator>LibreOffice/5.0.5.2$Linux_X86_64 LibreOffice_project/00m0$Build-2</meta:generator>
    <meta:document-statistic meta:table-count="1" meta:cell-count="470" meta:object-count="0"/>
  </office:meta>
</office:document-meta>
</file>